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font-size="14pt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" style:family="paragraph" style:parent-style-name="Heading_20_1">
      <style:paragraph-properties fo:text-align="justify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000000" style:font-name="Consolas" fo:language="ru" fo:country="RU" style:font-name-asian="Consolas" style:font-name-complex="Consolas"/>
    </style:style>
    <style:style style:name="T5" style:family="text">
      <style:text-properties fo:color="#000000" style:font-name="Consolas" style:font-name-asian="Consolas" style:font-name-complex="Consolas"/>
    </style:style>
    <style:style style:name="T6" style:family="text">
      <style:text-properties fo:color="#000000" style:font-name="Consolas" fo:font-size="14pt" fo:language="ru" fo:country="RU" style:font-name-asian="Consolas" style:font-size-asian="14pt" style:font-name-complex="Consolas" style:font-size-complex="14pt"/>
    </style:style>
    <style:style style:name="T7" style:family="text">
      <style:text-properties fo:color="#000000" style:font-name="Consolas" fo:font-size="14pt" fo:language="en" fo:country="US" style:font-name-asian="Consolas" style:font-size-asian="14pt" style:font-name-complex="Consolas" style:font-size-complex="14pt"/>
    </style:style>
    <style:style style:name="T8" style:family="text">
      <style:text-properties fo:color="#0000ff" style:font-name="Consolas" fo:language="ru" fo:country="RU" style:font-name-asian="Consolas" style:font-name-complex="Consolas"/>
    </style:style>
    <style:style style:name="T9" style:family="text">
      <style:text-properties fo:color="#0000ff" style:font-name="Consolas" style:font-name-asian="Consolas" style:font-name-complex="Consolas"/>
    </style:style>
    <style:style style:name="T10" style:family="text">
      <style:text-properties fo:color="#0000ff" style:font-name="Consolas" fo:font-size="14pt" fo:language="ru" fo:country="RU" style:font-name-asian="Consolas" style:font-size-asian="14pt" style:font-name-complex="Consolas" style:font-size-complex="14pt"/>
    </style:style>
    <style:style style:name="T11" style:family="text">
      <style:text-properties fo:color="#556b2f" style:font-name="Consolas" fo:language="ru" fo:country="RU" style:font-name-asian="Consolas" style:font-name-complex="Consolas"/>
    </style:style>
    <style:style style:name="T12" style:family="text">
      <style:text-properties fo:color="#556b2f" style:font-name="Consolas" style:font-name-asian="Consolas" style:font-name-complex="Consolas"/>
    </style:style>
    <style:style style:name="T13" style:family="text">
      <style:text-properties fo:color="#808080" style:font-name="Consolas" style:font-name-asian="Consolas" style:font-name-complex="Consolas"/>
    </style:style>
    <style:style style:name="T14" style:family="text">
      <style:text-properties fo:color="#808080" style:font-name="Consolas" fo:language="ru" fo:country="RU" style:font-name-asian="Consolas" style:font-name-complex="Consolas"/>
    </style:style>
    <style:style style:name="T15" style:family="text">
      <style:text-properties fo:color="#8b0000" style:font-name="Consolas" fo:language="ru" fo:country="RU" style:font-name-asian="Consolas" style:font-name-complex="Consolas"/>
    </style:style>
    <style:style style:name="T16" style:family="text">
      <style:text-properties fo:color="#008b8b" style:font-name="Consolas" fo:language="ru" fo:country="RU" style:font-name-asian="Consolas" style:font-name-complex="Consolas"/>
    </style:style>
    <style:style style:name="T17" style:family="text">
      <style:text-properties fo:color="#008b8b" style:font-name="Consolas" fo:font-size="14pt" fo:language="ru" fo:country="RU" style:font-name-asian="Consolas" style:font-size-asian="14pt" style:font-name-complex="Consolas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Динамическая диспетчеризация.</text:h>
      <text:p text:style-name="P5"/>
      <text:p text:style-name="P4"><text:tab/><text:span text:style-name="T2">Проблема метода статической диспетчеризации в том, что в этом случае придется перебирать все случаи, пока приведение типов не покажет, что мы достигли желаемого результата. Кроме того, излишняя сложность в применении шаблонов, и увеличенное время компиляции также относятся к недостаткам этого метода. </text:span></text:p>
      <text:p text:style-name="P4"><text:span text:style-name="T2"><text:tab/>Метод динамической диспетчеризации предполагает использование некоторой коллекции для хранения вызываемых методов. Мы может выбирать метод поиска в этой коллекции. Для больших коллекций возможно выбрать хеширование, для небольших — бинарный поиск. Это дает нам большую гибкость и может значительно повысить скорость поиска по сравнению со статической диспетчеризацией.</text:span></text:p>
      <text:p text:style-name="P6"><text:span text:style-name="T15">callbackMap_</text:span><text:span text:style-name="T4">[</text:span><text:span text:style-name="T16">KeyType(</text:span><text:span text:style-name="T14">lhs</text:span><text:span text:style-name="T4">, </text:span><text:span text:style-name="T14">rhs</text:span><text:span text:style-name="T16">)</text:span><text:span text:style-name="T4">] = </text:span><text:span text:style-name="T14">fun</text:span><text:span text:style-name="T4">;</text:span></text:p>
      <text:p text:style-name="P4"><text:span text:style-name="T6"><text:tab/>Выбор ключа в этой коллекции — важный аспект. Благодаря конструкции </text:span><text:span text:style-name="T10">typeid</text:span><text:span text:style-name="T6">() мы имеем возможность узнать </text:span><text:span text:style-name="T17">TypeInfo</text:span><text:span text:style-name="T6"> для произвольного объекта. Причем, что является ключевым моментом, позволяющим применять этот метод, операция </text:span><text:span text:style-name="T10">typeid</text:span><text:span text:style-name="T6">() - полиморфна! Эта значит, что если мы имеем ссылку на тип базового класса, которая на самом деле указывает на производный, </text:span><text:span text:style-name="T10">typeid</text:span><text:span text:style-name="T6">() вернет </text:span><text:span text:style-name="T17">TypeInfo <text:s/></text:span><text:span text:style-name="T6">соответствующее производному. Это позволяет «распознать» настоящий тип. <text:s/></text:span><text:span text:style-name="T17">TypeInfo - <text:s/></text:span><text:span text:style-name="T6">отличный кандидат для построения составного ключа, <text:s text:c="3"/>количество элементов которого — будет равно количеству аргументов в хранимых функциях.</text:span></text:p>
      <text:p text:style-name="P4"><text:span text:style-name="T2"><text:tab/>Одна из проблем которую здесь приходится решать — это как сохранить в одной коллекции методы с различными типами вызываемых параметров. Решение с </text:span><text:span text:style-name="T3">«</text:span><text:span text:style-name="T2">трамплинными функциями» позволяет «запаковать» методы с </text:span><text:soft-page-break/><text:span text:style-name="T2">различными параметрами внутри методов с одинаковыми параметрами. Это позволяет хранить их в одной коллекции и пользовательский код так-же не нуждается в приведении типов. </text:span></text:p>
      <text:p text:style-name="P4"><text:span text:style-name="T2"><text:tab/>Вторая проблема — вызов симметричных функций, так же может быть легко решена. Действительно, часто бывает так, что отношение между двумя объектами симметрично, и в этом случае не желательно в пользовательском коде объявлять дополнительную функцию с аргументами в обратном порядке с вызовом функции <text:s/>с аргументами в прямом порядке. Шаблонный параметр </text:span><text:span text:style-name="T3">simmetrc </text:span><text:span text:style-name="T2">= </text:span><text:span text:style-name="T3">true </text:span><text:span text:style-name="T2">приводит к добавлению в коллекцию функций, обратной функции, что решает эту проблему.</text:span></text:p>
      <text:p text:style-name="P2"><text:span text:style-name="T8">if</text:span><text:span text:style-name="T4"> (</text:span><text:span text:style-name="T11">symmetric</text:span><text:span text:style-name="T4">)</text:span></text:p>
      <text:p text:style-name="P1">{</text:p>
      <text:p text:style-name="P3"><text:span text:style-name="T5"><text:tab/>Add&lt;</text:span><text:span text:style-name="T12">SomeRhs</text:span><text:span text:style-name="T5">, </text:span><text:span text:style-name="T12">SomeLhs</text:span><text:span text:style-name="T5">&gt;([](</text:span><text:span text:style-name="T12">BaseRhs</text:span><text:span text:style-name="T5">&amp; </text:span><text:span text:style-name="T13">rhs</text:span><text:span text:style-name="T5">, </text:span><text:span text:style-name="T12">BaseLhs</text:span><text:span text:style-name="T5">&amp; </text:span><text:span text:style-name="T13">lhs</text:span><text:span text:style-name="T5">)</text:span></text:p>
      <text:p text:style-name="P1"><text:tab/>{</text:p>
      <text:p text:style-name="P3"><text:span text:style-name="T5"><text:tab/><text:tab/></text:span><text:span text:style-name="T9">return</text:span><text:span text:style-name="T5"> </text:span><text:span text:style-name="T12">callback</text:span><text:span text:style-name="T5">(</text:span><text:span text:style-name="T12">CastingPolicy</text:span><text:span text:style-name="T5">&lt;</text:span><text:span text:style-name="T12">SomeLhs</text:span><text:span text:style-name="T5">, <text:tab/><text:tab/><text:tab/><text:tab/><text:tab/><text:tab/></text:span><text:span text:style-name="T12">BaseLhs</text:span><text:span text:style-name="T5">&gt;::</text:span><text:span text:style-name="T12">Cast</text:span><text:span text:style-name="T5">(</text:span><text:span text:style-name="T13">lhs</text:span><text:span text:style-name="T5">), </text:span></text:p>
      <text:p text:style-name="P3"><text:span text:style-name="T5"><text:tab/><text:tab/><text:tab/></text:span><text:span text:style-name="T12">CastingPolicy</text:span><text:span text:style-name="T5">&lt;</text:span><text:span text:style-name="T12">SomeRhs</text:span><text:span text:style-name="T5">, </text:span><text:span text:style-name="T12">BaseRhs</text:span><text:span text:style-name="T5">&gt;::</text:span><text:span text:style-name="T12">Cast</text:span><text:span text:style-name="T5">(</text:span><text:span text:style-name="T13">rhs</text:span><text:span text:style-name="T5">));</text:span></text:p>
      <text:p text:style-name="P1"><text:tab/>});</text:p>
      <text:p text:style-name="P3"><text:span text:style-name="T5">}</text:span></text:p>
      <text:p text:style-name="P5"><text:span text:style-name="T2"/></text:p>
      <text:p text:style-name="P5"><text:span text:style-name="T2"><text:tab/></text:span></text:p>
      <text:p text:style-name="P5"><text:span text:style-name="T2"><text:tab/></text:span></text:p>
      <text:p text:style-name="P5"><text:span text:style-name="T2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53S</meta:editing-duration>
    <meta:editing-cycles>4</meta:editing-cycles>
    <meta:generator>OpenOffice/4.1.2$Win32 OpenOffice.org_project/412m3$Build-9782</meta:generator>
    <dc:date>2017-05-04T23:35:39.80</dc:date>
    <meta:document-statistic meta:table-count="0" meta:image-count="0" meta:object-count="0" meta:page-count="2" meta:paragraph-count="17" meta:word-count="303" meta:character-count="2366"/>
    <meta:user-defined meta:name="Info 1"/>
    <meta:user-defined meta:name="Info 2"/>
    <meta:user-defined meta:name="Info 3"/>
    <meta:user-defined meta:name="Info 4"/>
  </office:meta>
</office:document-meta>
</file>